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text:p>
          </table:table-cell>
          <table:table-cell table:style-name="ce3" office:value-type="string">
            <text:p>Choisir un title avec le nom de l'agence pour mieux informer les visiteurs et les search engines</text:p>
          </table:table-cell>
          <table:table-cell table:style-name="ce4" office:value-type="string">
            <text:p>Choisir “La chouette agence” pour le meta title de la page d'accueil et “Contact” pour la page avec le conctact et formulaire de contact. Profiter pour changer le nom du fichier html de page2.html a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egativement pour manque d'information pertinent que peut convaincre l'utilisateur à accéder au site</text:p>
          </table:table-cell>
          <table:table-cell table:style-name="ce3" office:value-type="string">
            <text:p>Avoir toujours une meta description bien écrite, avec une taille considerable (60-160 caractères), qui reflecte bien le contenu et but du site utilisant keywords significatifs</text:p>
          </table:table-cell>
          <table:table-cell table:style-name="ce5" office:value-type="string">
            <text:p>Créer une Meta description de 60-160 caractères, des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 indexation de leur partie et qui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ue cible spécifiquement google, la search engine la plus importante de nos jours. Tous les deux avec “follow” comme paramètre.</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ance de keywords considerés spam et pas pértinantes un peu partout dans la page, pratique qui peut mener a être bani des search engines. Le meta tag keywords est obsolète depuis, l 'alt des images sert a faire une description des images et pas pour insérer keywords de type spam et la pre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a construire un significat pertinant dans son contexte</text:p>
          </table:table-cell>
          <table:table-cell table:style-name="ce5" office:value-type="string">
            <text:p>Effacer meta keywords tag et tous les keywords blackhat (alt et html). Ajouter nos keywords “La chouette agence webdesign Lyon” dans l'H1 de la page index 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text:p>
          </table:table-cell>
          <table:table-cell table:style-name="ce3" office:value-type="string">
            <text:p>Les search engines nécessitent de savoir la langue d'une page pour qu'elle soit bien ciblée par rapport aux contenus dans cette langue. Les screen readers nécessitent connaitre la langue d'un site pour que leur interpration vocale soit la bonne.</text:p>
          </table:table-cell>
          <table:table-cell table:style-name="ce3" office:value-type="string">
            <text:p>Specifier toujours la langue dans la balise html</text:p>
          </table:table-cell>
          <table:table-cell table:style-name="ce5" office:value-type="string">
            <text:p>Spe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r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table-cell table:style-name="ce3" office:value-type="string">
            <text:p>SEO </text:p>
          </table:table-cell>
          <table:table-cell table:style-name="ce3" office:value-type="string">
            <text:p>Erreurs html et css</text:p>
          </table:table-cell>
          <table:table-cell table:style-name="ce3" office:value-type="string">
            <text:p>Même si tout apparament s'affiche bien et marche bien sur un site des erreurs de ce type ont un impact négatif sur le SEO (crawl rate, compatibilité, etc)</text:p>
          </table:table-cell>
          <table:table-cell table:style-name="ce3" office:value-type="string">
            <text:p>Créer html et css sans erreurs qui passe dans la validation w3c</text:p>
          </table:table-cell>
          <table:table-cell table:style-name="ce5" office:value-type="string">
            <text:p>Corriger les erreurs html et css</text:p>
          </table:table-cell>
          <table:table-cell table:style-name="ce3" office:value-type="string">
            <text:p><text:a xlink:href="https://www.seoinc.com/seo-blog/w3c-validation-and-seo/">https://www.seoinc.com/seo-blog/w3c-validation-and-seo/</text:a></text:p>
          </table:table-cell>
          <table:table-cell table:number-columns-repeated="1018"/>
        </table:table-row>
        <table:table-row table:style-name="ro3">
          <table:table-cell table:style-name="ce3" office:value-type="string">
            <text:p>SEO </text:p>
          </table:table-cell>
          <table:table-cell table:style-name="ce3" office:value-type="string">
            <text:p>Liens spam</text:p>
          </table:table-cell>
          <table:table-cell table:style-name="ce3" office:value-type="string">
            <text:p>Liens spam ou de mauvaise qualité sans rapport avec le travail de l'agence nuit en termes d'autorité d'un site/SEO</text:p>
          </table:table-cell>
          <table:table-cell table:style-name="ce3" office:value-type="string">
            <text:p>Ajouter que des liens pertinents, avoir aussi des partenaires pertinents qui crée des backlinks vers notre site</text:p>
          </table:table-cell>
          <table:table-cell table:style-name="ce5" office:value-type="string">
            <text:p>Effacer les liens spam/pas pertinents</text:p>
          </table:table-cell>
          <table:table-cell table:style-name="ce3" office:value-type="string">
            <text:p><text:a xlink:href="https://openclassrooms.com/fr/courses/5561431-augmentez-votre-trafic-grace-au-referencement-naturel-seo/5578347-trouvez-vos-premiers-backlinks">https://openclassrooms.com/fr/courses/5561431-augmentez-votre-trafic-grace-au-referencement-naturel-seo/5578347-trouvez-vos-premiers-backlinks</text:a></text:p>
          </table:table-cell>
          <table:table-cell table:number-columns-repeated="1018"/>
        </table:table-row>
        <table:table-row table:style-name="ro3">
          <table:table-cell table:style-name="ce3" office:value-type="string">
            <text:p>SEO / Accessibilité / Performance</text:p>
          </table:table-cell>
          <table:table-cell table:style-name="ce3" office:value-type="string">
            <text:p>Affichage cassé </text:p>
          </table:table-cell>
          <table:table-cell table:style-name="ce3" office:value-type="string">
            <text:p>S'il y a erreurs d'insertion du lien bootstrap comme dans ce cas, toute une page restera avec un design cassé, comme dans notre page2/contact. Le site a aussi un design cassé en responsive (images qui depasse la taille souhaitée par exemple). Tout ce qui nuit l'expérience utilisateur a un effect négatif pour le SEO, mais aussi pour l'acc et la performance parfois.</text:p>
          </table:table-cell>
          <table:table-cell table:style-name="ce3" office:value-type="string">
            <text:p>Tester le site dans tous les formats possibles ( ex: desktop, responsive mobile, etc)</text:p>
          </table:table-cell>
          <table:table-cell table:style-name="ce5" office:value-type="string">
            <text:p>Bien intégrer les liens bootstrap sur la page contact et fixer les bugs sur responsive aussi, côtme &lt;img&gt;</text:p>
          </table:table-cell>
          <table:table-cell table:style-name="ce3" office:value-type="string">
            <text:p><text:a xlink:href="https://www.heuedigital.com/2019/02/04/is-bad-design-hurting-your-seo/">https://www.heuedigital.com/2019/02/04/is-bad-design-hurting-your-seo/</text:a></text:p>
          </table:table-cell>
          <table:table-cell table:number-columns-repeated="1018"/>
        </table:table-row>
        <table:table-row table:style-name="ro3" table:number-rows-repeated="5">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8">04/28/2021</text:date>, <text:time>15:36:44</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8T15:36:44.42</dc:date>
    <dc:creator>João Gaspar</dc:creator>
    <meta:generator>OpenOffice/4.1.7$Win32 OpenOffice.org_project/417m1$Build-9800</meta:generator>
    <meta:editing-duration>PT5H13M9S</meta:editing-duration>
    <meta:editing-cycles>18</meta:editing-cycles>
    <meta:document-statistic meta:table-count="1" meta:cell-count="60" meta:object-count="0"/>
  </office:meta>
</office:document-meta>
</file>